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7ac0" officeooo:paragraph-rsid="00127ac0"/>
    </style:style>
    <style:style style:name="P2" style:family="paragraph" style:parent-style-name="Standard">
      <style:text-properties fo:font-weight="bold" officeooo:rsid="0015a160" officeooo:paragraph-rsid="0015a160" style:font-weight-asian="bold" style:font-weight-complex="bold"/>
    </style:style>
    <style:style style:name="P3" style:family="paragraph" style:parent-style-name="Standard">
      <style:text-properties fo:font-weight="bold" officeooo:rsid="00174228" officeooo:paragraph-rsid="00174228" style:font-weight-asian="bold" style:font-weight-complex="bold"/>
    </style:style>
    <style:style style:name="P4" style:family="paragraph" style:parent-style-name="Standard">
      <style:text-properties fo:font-weight="normal" officeooo:rsid="0015a160" officeooo:paragraph-rsid="0015a160" style:font-weight-asian="normal" style:font-weight-complex="normal"/>
    </style:style>
    <style:style style:name="P5" style:family="paragraph" style:parent-style-name="Standard">
      <style:text-properties fo:font-weight="normal" officeooo:rsid="0015a160" officeooo:paragraph-rsid="00174228" style:font-weight-asian="normal" style:font-weight-complex="normal"/>
    </style:style>
    <style:style style:name="P6" style:family="paragraph" style:parent-style-name="Standard">
      <style:text-properties style:font-name="Calibri" officeooo:rsid="00127ac0" officeooo:paragraph-rsid="00127ac0"/>
    </style:style>
    <style:style style:name="P7" style:family="paragraph" style:parent-style-name="Standard">
      <style:text-properties style:font-name="Calibri" fo:font-weight="bold" officeooo:rsid="00127ac0" officeooo:paragraph-rsid="00127ac0" style:font-weight-asian="bold" style:font-weight-complex="bold"/>
    </style:style>
    <style:style style:name="P8" style:family="paragraph" style:parent-style-name="Standard">
      <style:text-properties style:font-name="Calibri" fo:font-weight="bold" officeooo:rsid="0013b694" officeooo:paragraph-rsid="0013b694" style:font-weight-asian="bold" style:font-weight-complex="bold"/>
    </style:style>
    <style:style style:name="P9" style:family="paragraph" style:parent-style-name="Standard">
      <style:text-properties style:font-name="Calibri" fo:font-weight="bold" officeooo:rsid="00150956" officeooo:paragraph-rsid="00150956" style:font-weight-asian="bold" style:font-weight-complex="bold"/>
    </style:style>
    <style:style style:name="P10" style:family="paragraph" style:parent-style-name="Standard">
      <style:text-properties style:font-name="Calibri" fo:font-weight="bold" officeooo:rsid="00159de3" officeooo:paragraph-rsid="00159de3" style:font-weight-asian="bold" style:font-weight-complex="bold"/>
    </style:style>
    <style:style style:name="P11" style:family="paragraph" style:parent-style-name="Standard">
      <style:text-properties style:font-name="Calibri" fo:font-weight="bold" officeooo:rsid="0015a160" officeooo:paragraph-rsid="0015a160" style:font-weight-asian="bold" style:font-weight-complex="bold"/>
    </style:style>
    <style:style style:name="P12" style:family="paragraph" style:parent-style-name="Standard">
      <style:text-properties style:font-name="Calibri" fo:font-weight="normal" officeooo:rsid="00127ac0" officeooo:paragraph-rsid="00127ac0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3b694" officeooo:paragraph-rsid="0013b694" style:font-weight-asian="normal" style:font-weight-complex="normal"/>
    </style:style>
    <style:style style:name="P14" style:family="paragraph" style:parent-style-name="Standard">
      <style:text-properties style:font-name="Calibri" fo:font-weight="normal" officeooo:rsid="00150956" officeooo:paragraph-rsid="00150956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150956" officeooo:paragraph-rsid="0015a160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159de3" officeooo:paragraph-rsid="00159de3" style:font-weight-asian="normal" style:font-weight-complex="normal"/>
    </style:style>
    <style:style style:name="P17" style:family="paragraph" style:parent-style-name="Standard">
      <style:text-properties fo:color="#ce181e" style:font-name="Calibri" fo:font-weight="normal" officeooo:rsid="0013b694" officeooo:paragraph-rsid="0013b694" style:font-weight-asian="normal" style:font-weight-complex="normal"/>
    </style:style>
    <style:style style:name="P18" style:family="paragraph" style:parent-style-name="Standard">
      <style:text-properties fo:font-size="11pt" fo:font-weight="normal" officeooo:rsid="00174228" officeooo:paragraph-rsid="0017422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15a160" officeooo:paragraph-rsid="0017422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paragraph-rsid="001911af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paragraph-rsid="001a15ac" style:font-size-asian="11pt" style:font-size-complex="11pt"/>
    </style:style>
    <style:style style:name="T1" style:family="text">
      <style:text-properties fo:color="#ce181e"/>
    </style:style>
    <style:style style:name="T2" style:family="text">
      <style:text-properties fo:color="#ce181e" officeooo:rsid="0013b694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5a160" style:font-weight-asian="bold" style:font-weight-complex="bold"/>
    </style:style>
    <style:style style:name="T5" style:family="text">
      <style:text-properties fo:color="#ce181e" officeooo:rsid="0015a160"/>
    </style:style>
    <style:style style:name="T6" style:family="text">
      <style:text-properties fo:color="#ce181e" officeooo:rsid="00174228"/>
    </style:style>
    <style:style style:name="T7" style:family="text">
      <style:text-properties officeooo:rsid="00159de3"/>
    </style:style>
    <style:style style:name="T8" style:family="text">
      <style:text-properties officeooo:rsid="0015a160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174228"/>
    </style:style>
    <style:style style:name="T11" style:family="text">
      <style:text-properties style:font-name="Times New Roman" officeooo:rsid="001911af"/>
    </style:style>
    <style:style style:name="T12" style:family="text">
      <style:text-properties style:font-name="Times New Roman" fo:font-weight="normal" officeooo:rsid="0015a160" style:font-weight-asian="normal" style:font-weight-complex="normal"/>
    </style:style>
    <style:style style:name="T13" style:family="text">
      <style:text-properties style:font-name="Times New Roman" fo:font-weight="normal" officeooo:rsid="001911af" style:font-weight-asian="normal" style:font-weight-complex="normal"/>
    </style:style>
    <style:style style:name="T14" style:family="text">
      <style:text-properties style:font-name="Times New Roman" fo:font-weight="normal" officeooo:rsid="00174228" style:font-weight-asian="normal" style:font-weight-complex="normal"/>
    </style:style>
    <style:style style:name="T15" style:family="text">
      <style:text-properties style:font-name="Times New Roman" fo:font-weight="normal" officeooo:rsid="001a15a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 1:</text:p>
      <text:p text:style-name="P7">A)</text:p>
      <text:p text:style-name="P6">&lt;?xml version="1.0" encoding="UTF-8"?&gt;</text:p>
      <text:p text:style-name="P6">&lt;!DOCTYPE favoritos [</text:p>
      <text:p text:style-name="P6"><text:s/>&lt;!ELEMENT <text:span text:style-name="T1">marcadores</text:span> (marcador)&gt;</text:p>
      <text:p text:style-name="P6"><text:s/>&lt;!ELEMENT marcador (nombre, uri)&gt;</text:p>
      <text:p text:style-name="P6"><text:s/>&lt;!ELEMENT nombre (#PCDATA)&gt;</text:p>
      <text:p text:style-name="P6"><text:s/>&lt;!ELEMENT uri (#PCDATA)&gt;</text:p>
      <text:p text:style-name="P6">]&gt;</text:p>
      <text:p text:style-name="P6">&lt;marcadores&gt;</text:p>
      <text:p text:style-name="P6"><text:s/><text:tab/>&lt;marcador&gt;</text:p>
      <text:p text:style-name="P6"><text:tab/><text:tab/> &lt;nombre&gt;W3C&lt;/nombre&gt;</text:p>
      <text:p text:style-name="P6"><text:s/><text:tab/><text:tab/> &lt;uri&gt;http://www.w3.org/&lt;/uri&gt;</text:p>
      <text:p text:style-name="P6"><text:s/><text:tab/>&lt;/marcador&gt;</text:p>
      <text:p text:style-name="P6"><text:s/>&lt;marcador&gt;</text:p>
      <text:p text:style-name="P6"><text:s/><text:tab/>&lt;nombre&gt;Web Hypertext Application Technology Working Group</text:p>
      <text:p text:style-name="P6"><text:tab/>(WHATWG)&lt;/nombre&gt;</text:p>
      <text:p text:style-name="P6"><text:s/><text:tab/>&lt;uri&gt;http://www.whatwg.org/&lt;/uri&gt;</text:p>
      <text:p text:style-name="P6"><text:s/>&lt;/marcador&gt;</text:p>
      <text:p text:style-name="P6">&lt;/marcadores&gt; </text:p>
      <text:p text:style-name="P7">Cambiar favoritos por marcadores.</text:p>
      <text:p text:style-name="P7"/>
      <text:p text:style-name="P7">B)</text:p>
      <text:p text:style-name="P12">&lt;?xml version="1.0" encoding="UTF-8"?&gt;</text:p>
      <text:p text:style-name="P12">&lt;!DOCTYPE efemerides [</text:p>
      <text:p text:style-name="P12"><text:s/>&lt;!ELEMENT efemerides (efemeride<text:span text:style-name="T1">*</text:span>)&gt;</text:p>
      <text:p text:style-name="P12"><text:s/>&lt;!ELEMENT efemeride (fecha, hecho)&gt;</text:p>
      <text:p text:style-name="P12">]&gt;</text:p>
      <text:p text:style-name="P12">&lt;efemerides&gt;</text:p>
      <text:p text:style-name="P12"><text:s/><text:tab/>&lt;efemeride&gt;</text:p>
      <text:p text:style-name="P12"><text:s/><text:tab/><text:tab/>&lt;fecha&gt;20 de julio de 1969&lt;/fecha&gt;</text:p>
      <text:p text:style-name="P12"><text:s/><text:tab/><text:tab/>&lt;hecho&gt;Llegada del hombre a la Luna&lt;/hecho&gt;</text:p>
      <text:p text:style-name="P12"><text:s/><text:tab/>&lt;/efemeride&gt;</text:p>
      <text:p text:style-name="P12"><text:s/><text:tab/>&lt;efemeride&gt;</text:p>
      <text:p text:style-name="P12"><text:s/><text:tab/><text:tab/>&lt;fecha&gt;12 de octubre de 1492&lt;/fecha&gt;</text:p>
      <text:p text:style-name="P12"><text:s/><text:tab/><text:tab/>&lt;hecho&gt;Llegada de Colón a América&lt;/hecho&gt;</text:p>
      <text:p text:style-name="P12"><text:tab/> &lt;/efemeride&gt;</text:p>
      <text:p text:style-name="P12"><text:tab/> &lt;efemeride&gt;</text:p>
      <text:p text:style-name="P12"><text:s/><text:tab/><text:tab/>&lt;fecha&gt;6 de abril de 1909&lt;/fecha&gt;</text:p>
      <text:p text:style-name="P12"><text:s/><text:tab/><text:tab/>&lt;hecho&gt;llegada de Robert Peary al Polo Norte&lt;/hecho&gt;</text:p>
      <text:p text:style-name="P12"><text:s/><text:tab/>&lt;/efemeride&gt;</text:p>
      <text:p text:style-name="P12">&lt;/efemerides&gt; </text:p>
      <text:p text:style-name="P7">Falta el asterísco para poder repetirse la etiqueta &lt;efemeride&gt;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C)</text:p>
      <text:p text:style-name="P12">&lt;?xml version="1.0" encoding="UTF-8"?&gt;</text:p>
      <text:p text:style-name="P12">&lt;!DOCTYPE aeropuertos [</text:p>
      <text:p text:style-name="P12"><text:s/>&lt;!ELEMENT aeropuertos (aeropuerto*)&gt;</text:p>
      <text:p text:style-name="P12"><text:s/>&lt;!ELEMENT aeropuerto (nombre, cerrado)&gt;</text:p>
      <text:p text:style-name="P12"><text:s/>&lt;!ELEMENT nombre (#PCDATA)&gt;</text:p>
      <text:p text:style-name="P12"><text:s/>&lt;!ELEMENT cerrado <text:span text:style-name="T2">EMPTY</text:span>&gt;</text:p>
      <text:p text:style-name="P12">]&gt;</text:p>
      <text:p text:style-name="P12">&lt;aeropuertos&gt;</text:p>
      <text:p text:style-name="P12"><text:s/><text:tab/>&lt;aeropuerto&gt;</text:p>
      <text:p text:style-name="P12"><text:tab/><text:tab/> &lt;nombre&gt;Berlín Schönefeld (SFX)&lt;/nombre&gt;</text:p>
      <text:p text:style-name="P12"><text:s/><text:tab/>&lt;/aeropuerto&gt;</text:p>
      <text:p text:style-name="P12"><text:s/><text:tab/>&lt;aeropuerto&gt;</text:p>
      <text:p text:style-name="P12"><text:s/><text:tab/><text:tab/>&lt;nombre&gt;Berlín Tempelhof (THF)&lt;/nombre&gt;</text:p>
      <text:p text:style-name="P12"><text:s/><text:tab/><text:tab/>&lt;cerrado /&gt;</text:p>
      <text:p text:style-name="P12"><text:s/><text:tab/>&lt;/aeropuerto&gt;</text:p>
      <text:p text:style-name="P12">&lt;/aeropuertos&gt;</text:p>
      <text:p text:style-name="P8">Cambiamos la declaración de #PCDATA a EMPTY ya que es un elemento vacío.</text:p>
      <text:p text:style-name="P8"/>
      <text:p text:style-name="P8">D)</text:p>
      <text:p text:style-name="P13">&lt;?xml version="1.0" encoding="UTF-8"?&gt;</text:p>
      <text:p text:style-name="P13">&lt;!DOCTYPE vuelos [</text:p>
      <text:p text:style-name="P13"><text:s/>&lt;!ELEMENT vuelos (vuelo*)&gt;</text:p>
      <text:p text:style-name="P13"><text:s/>&lt;!ELEMENT vuelo (origen, destino)&gt;</text:p>
      <text:p text:style-name="P13"><text:s/>&lt;!ELEMENT origen (#PCDATA)&gt;</text:p>
      <text:p text:style-name="P13"><text:s/>&lt;!ELEMENT destino (#PCDATA)&gt;</text:p>
      <text:p text:style-name="P13">]&gt;</text:p>
      <text:p text:style-name="P13">&lt;vuelos&gt;</text:p>
      <text:p text:style-name="P13"><text:tab/> &lt;vuelo&gt;</text:p>
      <text:p text:style-name="P13"><text:s/><text:tab/><text:tab/>&lt;origen&gt;Valencia (VLC)&lt;/origen&gt;</text:p>
      <text:p text:style-name="P13"><text:tab/><text:tab/> &lt;destino&gt;Londres Heathrow (LHR)&lt;/destino&gt;</text:p>
      <text:p text:style-name="P13"><text:tab/> &lt;/vuelo&gt;</text:p>
      <text:p text:style-name="P13"><text:tab/> &lt;vuelo&gt;</text:p>
      <text:p text:style-name="P13"><text:tab/><text:tab/><text:span text:style-name="T3">ORDEN ERRORNEO</text:span></text:p>
      <text:p text:style-name="P13"><text:tab/><text:tab/> &lt;destino&gt;Berlín Schönefeld (SFX)&lt;/destino&gt;</text:p>
      <text:p text:style-name="P13"><text:tab/><text:tab/> &lt;origen&gt;Paris Charles de Gaulle (CDG)&lt;/origen&gt;</text:p>
      <text:p text:style-name="P13"><text:tab/> &lt;/vuelo&gt;</text:p>
      <text:p text:style-name="P13">&lt;/vuelos&gt; </text:p>
      <text:p text:style-name="P8">El orden del XML está mal y no se puede modificar solo la DTD.</text:p>
      <text:p text:style-name="P8"/>
      <text:p text:style-name="P8"/>
      <text:p text:style-name="P8"/>
      <text:p text:style-name="P8"/>
      <text:p text:style-name="P8"/>
      <text:p text:style-name="P8"><text:soft-page-break/>E)</text:p>
      <text:p text:style-name="P13">&lt;?xml version="1.0" encoding="UTF-8"?&gt;</text:p>
      <text:p text:style-name="P13">&lt;!DOCTYPE reyesEspañoles [</text:p>
      <text:p text:style-name="P13"><text:s/>&lt;!ELEMENT reyesEspañoles (rey*, reina*)&gt;</text:p>
      <text:p text:style-name="P13"><text:s/>&lt;!ELEMENT rey (nombre, padre, madre)&gt;</text:p>
      <text:p text:style-name="P17"><text:s/>&lt;!ELEMENT reina (nombre, padre, madre)&gt;</text:p>
      <text:p text:style-name="P13"><text:s/>&lt;!ELEMENT nombre (#PCDATA)&gt;</text:p>
      <text:p text:style-name="P13"><text:s/>&lt;!ELEMENT padre (#PCDATA)&gt;</text:p>
      <text:p text:style-name="P13"><text:s/>&lt;!ELEMENT madre (#PCDATA)&gt;</text:p>
      <text:p text:style-name="P13">]&gt;</text:p>
      <text:p text:style-name="P13">&lt;reyesEspañoles&gt; </text:p>
      <text:p text:style-name="P13"><text:s/><text:tab/>&lt;rey&gt;</text:p>
      <text:p text:style-name="P13"><text:tab/><text:tab/> &lt;nombre&gt;Felipe III&lt;/nombre&gt;</text:p>
      <text:p text:style-name="P13"><text:s/><text:tab/><text:tab/>&lt;padre&gt;Felipe II&lt;/padre&gt;</text:p>
      <text:p text:style-name="P13"><text:tab/><text:tab/> &lt;madre&gt;Ana de Austria&lt;/madre&gt;</text:p>
      <text:p text:style-name="P13"><text:tab/> &lt;/rey&gt;</text:p>
      <text:p text:style-name="P13"><text:tab/> &lt;reina&gt;</text:p>
      <text:p text:style-name="P13"><text:tab/><text:tab/> &lt;nombre&gt;Juana la Loca&lt;/nombre&gt;</text:p>
      <text:p text:style-name="P13"><text:tab/><text:tab/> &lt;padre&gt;Fernando el Católico&lt;/padre&gt;</text:p>
      <text:p text:style-name="P13"><text:tab/><text:tab/> &lt;madre&gt;Isabel la Católica&lt;/madre&gt;</text:p>
      <text:p text:style-name="P13"><text:tab/> &lt;/reina&gt;</text:p>
      <text:p text:style-name="P13"><text:tab/> &lt;rey&gt;</text:p>
      <text:p text:style-name="P13"><text:tab/><text:tab/> &lt;nombre&gt;Carlos I&lt;/nombre&gt;</text:p>
      <text:p text:style-name="P13"><text:tab/><text:tab/> &lt;padre&gt;Felipe el Hermoso&lt;/padre&gt;</text:p>
      <text:p text:style-name="P13"><text:tab/><text:tab/> &lt;madre&gt;Juan la Loca&lt;/madre&gt;</text:p>
      <text:p text:style-name="P13"><text:tab/> &lt;/rey&gt;</text:p>
      <text:p text:style-name="P13">&lt;/reyesEspañoles&gt; </text:p>
      <text:p text:style-name="P8">Falta la declaración de Reina con los atributos que va a recibir.</text:p>
      <text:p text:style-name="P8"/>
      <text:p text:style-name="P8">Ejercicio2:</text:p>
      <text:p text:style-name="P8">A)</text:p>
      <text:p text:style-name="P13">&lt;?xml version="1.0" encoding="UTF-8"?&gt;</text:p>
      <text:p text:style-name="P13">&lt;!DOCTYPE cuadros [</text:p>
      <text:p text:style-name="P13"><text:s/>&lt;!ELEMENT cuadros (cuadro*)&gt;</text:p>
      <text:p text:style-name="P13"><text:s/>&lt;!ELEMENT cuadro EMPTY&gt;</text:p>
      <text:p text:style-name="P13"><text:s/>&lt;!ATTLIST cuadro titulo <text:span text:style-name="T8">ID</text:span> #REQUIRED&gt;</text:p>
      <text:p text:style-name="P13"><text:s/>&lt;!ATTLIST cuadro autor CDATA #REQUIRED&gt;</text:p>
      <text:p text:style-name="P13">]&gt;</text:p>
      <text:p text:style-name="P13">&lt;cuadros&gt;</text:p>
      <text:p text:style-name="P13"><text:s/><text:tab/>&lt;cuadro titulo="Adán_y_Eva<text:span text:style-name="T1">_</text:span><text:span text:style-name="T5">1</text:span>" autor="Alberto Durero" /&gt;</text:p>
      <text:p text:style-name="P13"><text:s/><text:tab/>&lt;cuadro autor="Lucas Cranach, el viejo" titulo="Adán_y_Eva<text:span text:style-name="T1">_</text:span><text:span text:style-name="T5">2</text:span>" /&gt;</text:p>
      <text:p text:style-name="P13">&lt;/cuadros&gt; </text:p>
      <text:p text:style-name="P11">Modificar el titulo ya que están definidos como ID y no se pueden repetir.</text:p>
      <text:p text:style-name="P9"/>
      <text:p text:style-name="P9"/>
      <text:p text:style-name="P9"/>
      <text:p text:style-name="P9"/>
      <text:p text:style-name="P9"><text:soft-page-break/>B)</text:p>
      <text:p text:style-name="P14">&lt;?xml version="1.0" encoding="UTF-8"?&gt;</text:p>
      <text:p text:style-name="P14">&lt;!DOCTYPE listaCompra [</text:p>
      <text:p text:style-name="P14"><text:s/>&lt;!ELEMENT listaCompra (item*)&gt;</text:p>
      <text:p text:style-name="P14"><text:s/>&lt;!ELEMENT item EMPTY&gt;</text:p>
      <text:p text:style-name="P15"><text:s/>&lt;!ATTLIST item nombre CDATA <text:span text:style-name="T8">#</text:span>REQUIRED&gt;</text:p>
      <text:p text:style-name="P14"><text:s/>&lt;!ATTLIST item cantidad CDATA #REQUIRED&gt;</text:p>
      <text:p text:style-name="P14">]&gt;</text:p>
      <text:p text:style-name="P14">&lt;listaCompra&gt;</text:p>
      <text:p text:style-name="P14"><text:s/><text:tab/>&lt;<text:span text:style-name="T5">item</text:span> cantidad="12 litros" <text:span text:style-name="T1">/</text:span>&gt;</text:p>
      <text:p text:style-name="P14"><text:s/><text:tab/>&lt;<text:span text:style-name="T5">item</text:span> cantidad="3 barras de cuarto" /&gt;</text:p>
      <text:p text:style-name="P14">&lt;/listaCompra&gt;</text:p>
      <text:p text:style-name="P11">Modificar los nombre de las etiquetas ya que no estaban declaradas.</text:p>
      <text:p text:style-name="P9"/>
      <text:p text:style-name="P9">C)</text:p>
      <text:p text:style-name="P14">&lt;?xml version="1.0" encoding="UTF-8"?&gt;</text:p>
      <text:p text:style-name="P14">&lt;!DOCTYPE futbol [</text:p>
      <text:p text:style-name="P14"><text:s/>&lt;!ELEMENT futbol (jugador*)&gt;</text:p>
      <text:p text:style-name="P14"><text:s/>&lt;!ELEMENT jugador EMPTY&gt;</text:p>
      <text:p text:style-name="P14"><text:s/>&lt;!ATTLIST jugador nombre NMTOKEN<text:span text:style-name="T7">S</text:span> #REQUIRED&gt;</text:p>
      <text:p text:style-name="P14"><text:s/>&lt;!ATTLIST jugador codigo ID #REQUIRED&gt;</text:p>
      <text:p text:style-name="P14">]&gt;</text:p>
      <text:p text:style-name="P14">&lt;futbol&gt;</text:p>
      <text:p text:style-name="P14"><text:tab/>&lt;jugador nombre="Alfredo Di Stéfano" codigo="1"/&gt;</text:p>
      <text:p text:style-name="P14"><text:s/><text:tab/>&lt;jugador nombre="Edson Arantes do Nascimento, Pelé" codigo="2" /&gt;</text:p>
      <text:p text:style-name="P14"><text:tab/> &lt;jugador nombre="Diego Armando Maradona" codigo="3" /&gt;</text:p>
      <text:p text:style-name="P14"><text:tab/> &lt;jugador nombre="Johan Cruyff" codigo="4" /&gt;</text:p>
      <text:p text:style-name="P14">&lt;/futbol&gt; </text:p>
      <text:p text:style-name="P10">No hay erro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)</text:p>
      <text:p text:style-name="P16">&lt;?xml version="1.0" encoding="UTF-8"?&gt;</text:p>
      <text:p text:style-name="P16">&lt;!DOCTYPE futbol [</text:p>
      <text:p text:style-name="P16"><text:s/>&lt;!ELEMENT futbol ((jugador|equipo)*)&gt;</text:p>
      <text:p text:style-name="P16"><text:s/>&lt;!ELEMENT jugador EMPTY&gt;</text:p>
      <text:p text:style-name="P16"><text:s/>&lt;!ATTLIST jugador nombre NMTOKENS #REQUIRED&gt;</text:p>
      <text:p text:style-name="P16"><text:s/>&lt;!ATTLIST jugador codigo ID #REQUIRED&gt;</text:p>
      <text:p text:style-name="P16"><text:s/>&lt;!ELEMENT equipo EMPTY&gt;</text:p>
      <text:p text:style-name="P16"><text:s/>&lt;!ATTLIST equipo nombre CDATA #REQUIRED&gt;</text:p>
      <text:p text:style-name="P16"><text:s/>&lt;!ATTLIST equipo jugadores <text:span text:style-name="T8">IDREFS</text:span> #IMPLIED&gt;</text:p>
      <text:p text:style-name="P16">]&gt;</text:p>
      <text:p text:style-name="P16">&lt;futbol&gt;</text:p>
      <text:p text:style-name="P16"><text:tab/> &lt;jugador nombre="Alfredo Di Stéfano" codigo="ads"/&gt;</text:p>
      <text:p text:style-name="P16"><text:tab/> &lt;jugador nombre="Edison Arantes do Nascimento" codigo="ean" /&gt;</text:p>
      <text:p text:style-name="P16"><text:tab/> &lt;jugador nombre="Diego Armando Maradona" codigo="dam" /&gt;</text:p>
      <text:p text:style-name="P16"><text:tab/> &lt;jugador nombre="Johan Cruyff" codigo="jc" /&gt;</text:p>
      <text:p text:style-name="P16"><text:tab/><text:span text:style-name="T4">Sobraría o jugador o equipo ya que está puesto que en efutbol solo se muestre jugador o <text:tab/>equipo</text:span></text:p>
      <text:p text:style-name="P16"><text:tab/> &lt;equipo nombre="Società Sportiva Calcio Napoli" jugadores="Maradona" /&gt;</text:p>
      <text:p text:style-name="P16"><text:tab/> &lt;equipo nombre="Futbol Club Barcelona" jugadores="Cruyff, Maradona" /&gt;</text:p>
      <text:p text:style-name="P16">&lt;/futbol&gt;</text:p>
      <text:p text:style-name="P16"/>
      <text:p text:style-name="P2">E)</text:p>
      <text:p text:style-name="P4">&lt;?xml version="1.0" encoding="UTF-8"?&gt;</text:p>
      <text:p text:style-name="P4">&lt;!DOCTYPE pelicula [</text:p>
      <text:p text:style-name="P4"><text:s/>&lt;!ELEMENT pelicula EMPTY&gt;</text:p>
      <text:p text:style-name="P4"><text:s/>&lt;!ATTLIST pelicula titulo CDATA #IMPLIED&gt;</text:p>
      <text:p text:style-name="P4">]&gt;</text:p>
      <text:p text:style-name="P4">&lt;pelicula titulo="La diligencia" <text:span text:style-name="T3">genero="oeste"</text:span> /&gt;</text:p>
      <text:p text:style-name="P2">Sobra Genero que no está declarado en la DTD</text:p>
      <text:p text:style-name="P2"/>
      <text:p text:style-name="P2">F)</text:p>
      <text:p text:style-name="P4">&lt;?xml version="1.0" encoding="UTF-8"?&gt;</text:p>
      <text:p text:style-name="P4">&lt;!DOCTYPE persona [</text:p>
      <text:p text:style-name="P4"><text:s/>&lt;!ELEMENT persona EMPTY&gt;</text:p>
      <text:p text:style-name="P4"><text:s/>&lt;!ATTLIST persona nombre CDATA #IMPLIED&gt;</text:p>
      <text:p text:style-name="P4">]&gt;</text:p>
      <text:p text:style-name="P4">&lt;persona <text:span text:style-name="T1">dni="03141592E"</text:span> /&gt; </text:p>
      <text:p text:style-name="P4"/>
      <text:p text:style-name="P2">Falta Declarar DNI en la DT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3:</text:p>
      <text:p text:style-name="P2">A)</text:p>
      <text:p text:style-name="P4">&lt;?xml version="1.0" encoding="UTF-8"?&gt;</text:p>
      <text:p text:style-name="P4">&lt;!DOCTYPE libro [</text:p>
      <text:p text:style-name="P4"><text:s/>&lt;!ELEMENT libro EMPTY&gt;</text:p>
      <text:p text:style-name="P4"><text:s/>&lt;!ATTLIST libro autor NMTOKEN<text:span text:style-name="T1">S</text:span> #REQUIRED&gt;</text:p>
      <text:p text:style-name="P4">]&gt;</text:p>
      <text:p text:style-name="P4">&lt;libro autor="Mario Vargas LLosa" /&gt; </text:p>
      <text:p text:style-name="P2">Sería NMTOKENS en autor porque lleva espacios en Blanco.</text:p>
      <text:p text:style-name="P2"/>
      <text:p text:style-name="P2">B)</text:p>
      <text:p text:style-name="P4">&lt;?xml version="1.0" encoding="UTF-8"?&gt;</text:p>
      <text:p text:style-name="P4">&lt;!DOCTYPE inventores [</text:p>
      <text:p text:style-name="P4"><text:s/>&lt;!ELEMENT inventores&gt;</text:p>
      <text:p text:style-name="P4"><text:s/>&lt;!ELEMENT inventor EMPTY&gt;</text:p>
      <text:p text:style-name="P5"><text:s/>&lt;!ATTLIST inventor invento CDATA #REQUIRED&gt;</text:p>
      <text:p text:style-name="P5"><text:s/>&lt;!ATTLIST inventor nombre ID <text:span text:style-name="T1">#</text:span><text:span text:style-name="T6">IMPLIED</text:span> &gt;</text:p>
      <text:p text:style-name="P4">]&gt;</text:p>
      <text:p text:style-name="P4">&lt;inventores&gt;</text:p>
      <text:p text:style-name="P4"><text:s/><text:tab/>&lt;inventor nombre="Robert Adler" invento="Mando a distancia" /&gt;</text:p>
      <text:p text:style-name="P4"><text:s/><text:tab/>&lt;inventor nombre="Laszlo Josef Biro" invento="Bolígrafo" /&gt;</text:p>
      <text:p text:style-name="P4"><text:tab/>&lt;inventor nombre="Josephine Garis Cochran" invento="Lavaplatos" /&gt;</text:p>
      <text:p text:style-name="P4"><text:s/><text:tab/>&lt;inventor invento="Fuego" /&gt;</text:p>
      <text:p text:style-name="P4">&lt;/inventores&gt; </text:p>
      <text:p text:style-name="P3">Cambiar #REQUIERED por #IMPLIED en nombre ya que en el XML se ha omitido el nombre en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<text:span text:style-name="T9">3. Definir una DTD que valide el documento XML que se muestra a continuación. Construir un</text:span></text:p>
      <text:p text:style-name="P20"><text:span text:style-name="T9">documento XML con DTD interna.</text:span></text:p>
      <text:p text:style-name="P5">&lt;?xml version="1.0" encoding="UTF-8"?&gt;</text:p>
      <text:p text:style-name="P19"><text:span text:style-name="T9">&lt;!DOCTYPE </text:span><text:span text:style-name="T10">factura</text:span><text:span text:style-name="T9"> [</text:span></text:p>
      <text:p text:style-name="P19"><text:span text:style-name="T9"><text:tab/></text:span><text:span text:style-name="T11">&lt;!ELEMENT factura&gt;</text:span></text:p>
      <text:p text:style-name="P20"><text:span text:style-name="T9"><text:tab/></text:span><text:span text:style-name="T10">&lt;!ELEMENT datos_empresa(nombre,dir,poblacion,provincia,cif,telefono)</text:span><text:span text:style-name="T11">&gt;</text:span></text:p>
      <text:p text:style-name="P21"><text:span text:style-name="T10"><text:tab/><text:tab/>&lt;!ELEMENT </text:span><text:span text:style-name="T11">nombre (#PCDATA)&gt;</text:span></text:p>
      <text:p text:style-name="P21"><text:span text:style-name="T10"><text:tab/><text:tab/>&lt;!ELEMENT </text:span><text:span text:style-name="T11">dir (#PCDATA)&gt;</text:span></text:p>
      <text:p text:style-name="P21"><text:span text:style-name="T11"><text:tab/><text:tab/></text:span><text:span text:style-name="T10">&lt;!ELEMENT </text:span><text:span text:style-name="T11">poblacion (#PCDATA)&gt;</text:span></text:p>
      <text:p text:style-name="P21"><text:span text:style-name="T9"><text:tab/><text:tab/><text:tab/></text:span><text:span text:style-name="T11">&lt;!</text:span><text:span text:style-name="T12">ATTLIST </text:span><text:span text:style-name="T13">poblacion cod_postal ID #REQUIERED&gt;</text:span></text:p>
      <text:p text:style-name="P21"><text:span text:style-name="T14"><text:tab/><text:tab/>&lt;!ELEMENT </text:span><text:span text:style-name="T13">provincia (#PCDATA)&gt;</text:span></text:p>
      <text:p text:style-name="P21"><text:span text:style-name="T13"><text:tab/><text:tab/></text:span><text:span text:style-name="T14">&lt;!ELEMENT </text:span><text:span text:style-name="T13">cif (#PCDATA)&gt;</text:span></text:p>
      <text:p text:style-name="P21"><text:span text:style-name="T13"><text:tab/><text:tab/></text:span><text:span text:style-name="T14">&lt;!ELEMENT </text:span><text:span text:style-name="T13">telefono (#EMPTY)&gt;</text:span></text:p>
      <text:p text:style-name="P21"><text:span text:style-name="T13"><text:tab/>&lt;!ELEMENT datos_cliente(nombre,dir_env,poblacion,provincia)&gt;</text:span></text:p>
      <text:p text:style-name="P21"><text:span text:style-name="T13"><text:tab/><text:tab/></text:span><text:span text:style-name="T14">&lt;!ELEMENT </text:span><text:span text:style-name="T13">nombre (#PCDATA)&gt;</text:span></text:p>
      <text:p text:style-name="P21"><text:span text:style-name="T14"><text:tab/><text:tab/>&lt;!ELEMENT </text:span><text:span text:style-name="T13">dir_env (#PCDATA)&gt;</text:span></text:p>
      <text:p text:style-name="P21"><text:span text:style-name="T13"><text:tab/><text:tab/></text:span><text:span text:style-name="T14">&lt;!ELEMENT </text:span><text:span text:style-name="T13">poblacion (#PCDATA)&gt;</text:span></text:p>
      <text:p text:style-name="P21"><text:span text:style-name="T13"><text:tab/><text:tab/><text:tab/>&lt;!</text:span><text:span text:style-name="T12">ATTLIST </text:span><text:span text:style-name="T13">poblacion cod_postal ID #REQUIERED&gt;</text:span></text:p>
      <text:p text:style-name="P21"><text:span text:style-name="T13"><text:tab/><text:tab/></text:span><text:span text:style-name="T14">&lt;!ELEMENT </text:span><text:span text:style-name="T13">provincia (#PCDATA)&gt;</text:span></text:p>
      <text:p text:style-name="P21"><text:span text:style-name="T13"><text:tab/>&lt;!ELEMENT datos_factura(fecha,linea,base,cuota_iva,total)</text:span><text:span text:style-name="T15">&gt;</text:span></text:p>
      <text:p text:style-name="P21"><text:span text:style-name="T13"><text:tab/><text:tab/></text:span><text:span text:style-name="T14">&lt;!ELEMENT </text:span><text:span text:style-name="T13">fecha (#PCDATA)&gt;</text:span></text:p>
      <text:p text:style-name="P21"><text:span text:style-name="T13"><text:tab/><text:tab/></text:span><text:span text:style-name="T14">&lt;!ELEMENT </text:span><text:span text:style-name="T13">linea (#PCDATA)&gt;</text:span></text:p>
      <text:p text:style-name="P21"><text:span text:style-name="T13"><text:tab/><text:tab/></text:span><text:span text:style-name="T14">&lt;!ELEMENT </text:span><text:span text:style-name="T13">base (#PCDATA)&gt;</text:span></text:p>
      <text:p text:style-name="P21"><text:span text:style-name="T13"><text:tab/><text:tab/></text:span><text:span text:style-name="T14">&lt;!ELEMENT </text:span><text:span text:style-name="T13">cuota_iva (#PCDATA)&gt;</text:span></text:p>
      <text:p text:style-name="P21"><text:span text:style-name="T14"><text:tab/><text:tab/>&lt;!ELEMENT </text:span><text:span text:style-name="T13">total (#PCDATA)&gt;</text:span></text:p>
      <text:p text:style-name="P21"><text:span text:style-name="T13"><text:tab/>&lt;!ELEMENT linea(</text:span><text:span text:style-name="T15">ref,desc,cant,precio,importe)&gt;</text:span></text:p>
      <text:p text:style-name="P22"><text:span text:style-name="T15"><text:tab/><text:tab/></text:span><text:span text:style-name="T14">&lt;!ELEMENT </text:span><text:span text:style-name="T15">ref</text:span><text:span text:style-name="T13"> (#PCDATA)&gt;</text:span></text:p>
      <text:p text:style-name="P22"><text:span text:style-name="T13"><text:tab/><text:tab/></text:span><text:span text:style-name="T14">&lt;!ELEMENT </text:span><text:span text:style-name="T15">desc</text:span><text:span text:style-name="T13"> (#PCDATA)&gt;</text:span></text:p>
      <text:p text:style-name="P22"><text:span text:style-name="T13"><text:tab/><text:tab/></text:span><text:span text:style-name="T14">&lt;!ELEMENT </text:span><text:span text:style-name="T15">cant</text:span><text:span text:style-name="T13"> (#PCDATA)&gt;</text:span></text:p>
      <text:p text:style-name="P22"><text:span text:style-name="T13"><text:tab/><text:tab/></text:span><text:span text:style-name="T14">&lt;!ELEMENT </text:span><text:span text:style-name="T15">precio</text:span><text:span text:style-name="T13"> (#PCDATA)&gt;</text:span></text:p>
      <text:p text:style-name="P22"><text:span text:style-name="T13"><text:tab/><text:tab/></text:span><text:span text:style-name="T14">&lt;!ELEMENT </text:span><text:span text:style-name="T15">importe</text:span><text:span text:style-name="T13"> (#PCDATA)&gt;</text:span></text:p>
      <text:p text:style-name="P20"><text:span text:style-name="T11"/></text:p>
      <text:p text:style-name="P20"><text:span text:style-name="T9">&lt;factura&gt;</text:span></text:p>
      <text:p text:style-name="P20"><text:span text:style-name="T9"><text:tab/>&lt;datos_empresa&gt;</text:span></text:p>
      <text:p text:style-name="P20"><text:span text:style-name="T9"><text:tab/><text:tab/>&lt;nombre&gt;Equipos Digitales S.L.&lt;/nombre&gt;</text:span></text:p>
      <text:p text:style-name="P20"><text:span text:style-name="T9"><text:tab/><text:tab/>&lt;dir&gt;Av. Valladolid&lt;/dir&gt;</text:span></text:p>
      <text:p text:style-name="P20"><text:span text:style-name="T9"><text:tab/><text:tab/>&lt;poblacion cod_postal="28043"&gt;Madrid&lt;/poblacion&gt;</text:span></text:p>
      <text:p text:style-name="P20"><text:span text:style-name="T9"><text:tab/><text:tab/>&lt;provincia&gt;Madrid&lt;/provincia&gt;</text:span></text:p>
      <text:p text:style-name="P20"><text:span text:style-name="T9"><text:tab/><text:tab/>&lt;cif&gt;Q-9876543&lt;/cif&gt;</text:span></text:p>
      <text:p text:style-name="P20"><text:span text:style-name="T9"><text:tab/><text:tab/>&lt;telefono/&gt;</text:span></text:p>
      <text:p text:style-name="P20"><text:span text:style-name="T9"><text:tab/>&lt;/datos_empresa&gt;</text:span></text:p>
      <text:p text:style-name="P20"><text:span text:style-name="T9"><text:tab/>&lt;datos_cliente&gt;</text:span></text:p>
      <text:p text:style-name="P20"><text:span text:style-name="T9"><text:tab/><text:tab/>&lt;nombre&gt;Darío, Bueno Gutiérrez&lt;/nombre&gt;</text:span></text:p>
      <text:p text:style-name="P20"><text:span text:style-name="T9"><text:tab/><text:tab/>&lt;dir_env&gt;Av. Oporto nº7 4ºd&lt;/dir_env&gt;</text:span></text:p>
      <text:p text:style-name="P20"><text:span text:style-name="T9"><text:tab/><text:tab/>&lt;poblacion cod_postal="28043"&gt;Madrid&lt;/poblacion&gt;</text:span></text:p>
      <text:p text:style-name="P20"><text:span text:style-name="T9"><text:tab/><text:tab/>&lt;provincia&gt;Madrid&lt;/provincia&gt;</text:span></text:p>
      <text:p text:style-name="P20"><text:span text:style-name="T9"><text:tab/>&lt;/datos_cliente&gt;</text:span></text:p>
      <text:p text:style-name="P20"><text:span text:style-name="T9"><text:tab/>&lt;datos_factura&gt;</text:span></text:p>
      <text:p text:style-name="P20"><text:span text:style-name="T9"><text:tab/><text:tab/>&lt;fecha&gt;12-01-2005&lt;/fecha&gt;</text:span></text:p>
      <text:p text:style-name="P20"><text:span text:style-name="T9"><text:tab/><text:tab/>&lt;linea&gt;</text:span></text:p>
      <text:p text:style-name="P20"><text:span text:style-name="T9"><text:tab/><text:tab/><text:tab/>&lt;ref&gt;MII93000F/8&lt;/ref&gt;</text:span></text:p>
      <text:p text:style-name="P20"><text:span text:style-name="T9"><text:tab/><text:tab/><text:tab/>&lt;desc&gt;MICRO PENTIUM IV 3000MHZ FB800&lt;/desc&gt;</text:span></text:p>
      <text:p text:style-name="P20"><text:span text:style-name="T9"><text:tab/><text:tab/><text:tab/>&lt;cant&gt;1&lt;/cant&gt;</text:span></text:p>
      <text:p text:style-name="P20"><text:span text:style-name="T9"><text:tab/><text:tab/><text:tab/>&lt;precio&gt;230&lt;/precio&gt;</text:span></text:p>
      <text:p text:style-name="P20"><text:span text:style-name="T9"><text:tab/><text:tab/><text:tab/>&lt;importe&gt;266,80&lt;/importe&gt;</text:span></text:p>
      <text:p text:style-name="P20"><text:soft-page-break/><text:span text:style-name="T9"><text:tab/><text:tab/>&lt;/linea&gt;</text:span></text:p>
      <text:p text:style-name="P20"><text:span text:style-name="T9"><text:tab/><text:tab/>&lt;linea&gt;</text:span></text:p>
      <text:p text:style-name="P20"><text:span text:style-name="T9"><text:tab/><text:tab/><text:tab/>&lt;ref&gt;MB8QDIP4&lt;/ref&gt;</text:span></text:p>
      <text:p text:style-name="P20"><text:span text:style-name="T9"><text:tab/><text:tab/><text:tab/>&lt;desc&gt;PLACA BASE QDI P4&lt;/desc&gt;</text:span></text:p>
      <text:p text:style-name="P20"><text:span text:style-name="T9"><text:tab/><text:tab/><text:tab/>&lt;cant&gt;1&lt;/cant&gt;</text:span></text:p>
      <text:p text:style-name="P20"><text:span text:style-name="T9"><text:tab/><text:tab/><text:tab/>&lt;precio&gt;180&lt;/precio&gt;</text:span></text:p>
      <text:p text:style-name="P20"><text:span text:style-name="T9"><text:tab/><text:tab/><text:tab/>&lt;importe&gt;208,80&lt;/importe&gt;</text:span></text:p>
      <text:p text:style-name="P20"><text:span text:style-name="T9"><text:tab/><text:tab/>&lt;/linea&gt;</text:span></text:p>
      <text:p text:style-name="P20"><text:span text:style-name="T9"><text:tab/><text:tab/>&lt;linea&gt;</text:span></text:p>
      <text:p text:style-name="P20"><text:span text:style-name="T9"><text:tab/><text:tab/><text:tab/>&lt;ref&gt;MEDD512M32&lt;/ref&gt;</text:span></text:p>
      <text:p text:style-name="P20"><text:span text:style-name="T9"><text:tab/><text:tab/><text:tab/>&lt;desc&gt;DIMM DDR 512MB 3200&lt;/desc&gt;</text:span></text:p>
      <text:p text:style-name="P20"><text:span text:style-name="T9"><text:tab/><text:tab/><text:tab/>&lt;cant&gt;2&lt;/cant&gt;</text:span></text:p>
      <text:p text:style-name="P20"><text:span text:style-name="T9"><text:tab/><text:tab/><text:tab/>&lt;precio&gt;40&lt;/precio&gt;</text:span></text:p>
      <text:p text:style-name="P20"><text:span text:style-name="T9"><text:tab/><text:tab/><text:tab/>&lt;importe&gt;92,80&lt;/importe&gt;</text:span></text:p>
      <text:p text:style-name="P20"><text:span text:style-name="T9"><text:tab/><text:tab/>&lt;/linea&gt;</text:span></text:p>
      <text:p text:style-name="P20"><text:span text:style-name="T9"><text:tab/><text:tab/>&lt;linea&gt;</text:span></text:p>
      <text:p text:style-name="P20"><text:span text:style-name="T9"><text:tab/><text:tab/><text:tab/>&lt;ref&gt;HD250GSA7&lt;/ref&gt;</text:span></text:p>
      <text:p text:style-name="P20"><text:span text:style-name="T9"><text:tab/><text:tab/><text:tab/>&lt;desc&gt;DISCO DURO 250GB S-ATA 7200&lt;/desc&gt;</text:span></text:p>
      <text:p text:style-name="P20"><text:span text:style-name="T9"><text:tab/><text:tab/><text:tab/>&lt;cant&gt;4&lt;/cant&gt;</text:span></text:p>
      <text:p text:style-name="P20"><text:span text:style-name="T9"><text:tab/><text:tab/><text:tab/>&lt;precio&gt;120&lt;/precio&gt;</text:span></text:p>
      <text:p text:style-name="P20"><text:span text:style-name="T9"><text:tab/><text:tab/><text:tab/>&lt;importe&gt;556,80&lt;/importe&gt;</text:span></text:p>
      <text:p text:style-name="P20"><text:span text:style-name="T9"><text:tab/><text:tab/>&lt;/linea&gt;</text:span></text:p>
      <text:p text:style-name="P20"><text:span text:style-name="T9"><text:tab/><text:tab/>&lt;base&gt;970,00&lt;/base&gt;</text:span></text:p>
      <text:p text:style-name="P20"><text:span text:style-name="T9"><text:tab/><text:tab/>&lt;cuota_iva&gt;155,20&lt;/cuota_iva&gt;</text:span></text:p>
      <text:p text:style-name="P20"><text:span text:style-name="T9"><text:tab/><text:tab/>&lt;total&gt;1125,20&lt;/total&gt;</text:span></text:p>
      <text:p text:style-name="P20"><text:span text:style-name="T9"><text:tab/>&lt;/datos_factura&gt;</text:span></text:p>
      <text:p text:style-name="P18"><text:span text:style-name="T9">&lt;/factura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7ac0" officeooo:paragraph-rsid="00127a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o Vaquero Toba 1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52:11.334000000</meta:creation-date>
    <dc:date>2019-03-27T13:08:49.732000000</dc:date>
    <meta:editing-duration>PT2M35S</meta:editing-duration>
    <meta:editing-cycles>1</meta:editing-cycles>
    <meta:document-statistic meta:table-count="0" meta:image-count="0" meta:object-count="0" meta:page-count="8" meta:paragraph-count="292" meta:word-count="874" meta:character-count="8183" meta:non-whitespace-character-count="7219"/>
    <meta:generator>LibreOffice/6.0.5.2$Windows_X86_64 LibreOffice_project/54c8cbb85f300ac59db32fe8a675ff7683cd5a16</meta:generator>
  </office:meta>
</office:document-meta>
</file>